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808080" fo:font-size="10.5pt" fo:font-weight="normal" style:font-size-asian="8.75pt" style:font-weight-asian="normal" style:font-size-complex="10pt" style:font-weight-complex="normal"/>
    </style:style>
    <style:style style:name="T4" style:family="text">
      <style:text-properties fo:color="#808080" fo:font-size="10.5pt" fo:font-weight="normal" officeooo:rsid="00b68fd2" style:font-size-asian="8.75pt" style:font-weight-asian="normal" style:font-size-complex="10pt" style:font-weight-complex="normal"/>
    </style:style>
    <style:style style:name="T5" style:family="text">
      <style:text-properties officeooo:rsid="00c17d35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7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 fo:background-color="#d4ea6b" loext:char-shading-value="0"/>
    </style:style>
    <style:style style:name="T8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9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10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11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12" style:family="text">
      <style:text-properties fo:background-color="#d4ea6b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 </text:span>git clone git://git.buildroot.net/buildroot -b 2020.02.9</text:p>
      <text:p text:style-name="P12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12"><text:span text:style-name="T2"/></text:p>
      <text:p text:style-name="P1">$ cd buildroot</text:p>
      <text:p text:style-name="P1"/>
      <text:p text:style-name="P5">make help</text:p>
      <text:p text:style-name="P11">Cleaning:</text:p>
      <text:p text:style-name="P11"><text:s text:c="2"/>clean <text:s text:c="17"/>- delete all files created by build</text:p>
      <text:p text:style-name="P11"><text:s text:c="2"/>distclean <text:s text:c="13"/>- delete all non-source files (including .config)</text:p>
      <text:p text:style-name="P11"/>
      <text:p text:style-name="P11">Build:</text:p>
      <text:p text:style-name="P11"><text:s text:c="2"/>all <text:s text:c="19"/>- make world</text:p>
      <text:p text:style-name="P11"><text:s text:c="2"/>toolchain <text:s text:c="13"/>- build toolchain</text:p>
      <text:p text:style-name="P11"><text:s text:c="2"/>sdk <text:s text:c="19"/>- build relocatable SDK</text:p>
      <text:p text:style-name="P11"/>
      <text:p text:style-name="P11">Configuration:</text:p>
      <text:p text:style-name="P11"><text:s text:c="2"/>menuconfig <text:s text:c="12"/>- interactive curses-based configurator</text:p>
      <text:p text:style-name="P11"><text:s text:c="2"/>nconfig <text:s text:c="15"/>- interactive ncurses-based configurator</text:p>
      <text:p text:style-name="P11"><text:s text:c="2"/>xconfig <text:s text:c="15"/>- interactive Qt-based configurator</text:p>
      <text:p text:style-name="P11"><text:s text:c="2"/>gconfig <text:s text:c="15"/>- interactive GTK-based configurator</text:p>
      <text:p text:style-name="P11"><text:s text:c="2"/>oldconfig <text:s text:c="13"/>- resolve any unresolved symbols in .config</text:p>
      <text:p text:style-name="P11"><text:s text:c="2"/>syncconfig <text:s text:c="12"/>- Same as oldconfig, but quietly, additionally update deps</text:p>
      <text:p text:style-name="P11"><text:s text:c="2"/>olddefconfig <text:s text:c="10"/>- Same as syncconfig but sets new symbols to their default value</text:p>
      <text:p text:style-name="P11"><text:s text:c="2"/>randconfig <text:s text:c="12"/>- New config with random answer to all options</text:p>
      <text:p text:style-name="P11"><text:s text:c="2"/>defconfig <text:s text:c="13"/>- New config with default answer to all options;</text:p>
      <text:p text:style-name="P11"><text:s text:c="29"/>BR2_DEFCONFIG, if set on the command line, is used as input</text:p>
      <text:p text:style-name="P11"><text:s text:c="2"/>savedefconfig <text:s text:c="9"/>- Save current config to BR2_DEFCONFIG (minimal config)</text:p>
      <text:p text:style-name="P11"><text:s text:c="2"/>update-defconfig <text:s text:c="6"/>- Same as savedefconfig</text:p>
      <text:p text:style-name="P11"><text:s text:c="2"/>allyesconfig <text:s text:c="10"/>- New config where all options are accepted with yes</text:p>
      <text:p text:style-name="P11"><text:s text:c="2"/>allnoconfig <text:s text:c="11"/>- New config where all options are answered with no</text:p>
      <text:p text:style-name="P11"><text:s text:c="2"/>alldefconfig <text:s text:c="10"/>- New config where all options are set to default</text:p>
      <text:p text:style-name="P11"><text:s text:c="2"/>randpackageconfig <text:s text:c="5"/>- New config with random answer to package options</text:p>
      <text:p text:style-name="P11"><text:s text:c="2"/>allyespackageconfig <text:s text:c="3"/>- New config where pkg options are accepted with yes</text:p>
      <text:p text:style-name="P11"><text:s text:c="2"/>allnopackageconfig <text:s text:c="4"/>- New config where package options are answered with no</text:p>
      <text:p text:style-name="P11"/>
      <text:p text:style-name="P11">Package-specific:</text:p>
      <text:p text:style-name="P11"><text:s text:c="2"/>&lt;pkg&gt; <text:s text:c="17"/>- Build and install &lt;pkg&gt; and all its dependencies</text:p>
      <text:p text:style-name="P11"><text:s text:c="2"/>&lt;pkg&gt;-source <text:s text:c="10"/>- Only download the source files for &lt;pkg&gt;</text:p>
      <text:p text:style-name="P11"><text:s text:c="2"/>&lt;pkg&gt;-extract <text:s text:c="9"/>- Extract &lt;pkg&gt; sources</text:p>
      <text:p text:style-name="P11"><text:s text:c="2"/>&lt;pkg&gt;-patch <text:s text:c="11"/>- Apply patches to &lt;pkg&gt;</text:p>
      <text:p text:style-name="P11"><text:s text:c="2"/>&lt;pkg&gt;-depends <text:s text:c="9"/>- Build &lt;pkg&gt;'s dependencies</text:p>
      <text:p text:style-name="P11"><text:s text:c="2"/>&lt;pkg&gt;-configure <text:s text:c="7"/>- Build &lt;pkg&gt; up to the configure step</text:p>
      <text:p text:style-name="P11"><text:s text:c="2"/>&lt;pkg&gt;-build <text:s text:c="11"/>- Build &lt;pkg&gt; up to the build step</text:p>
      <text:p text:style-name="P11"><text:s text:c="2"/>&lt;pkg&gt;-show-info <text:s text:c="7"/>- generate info about &lt;pkg&gt;, as a JSON blurb</text:p>
      <text:p text:style-name="P11"><text:s text:c="2"/>&lt;pkg&gt;-show-depends <text:s text:c="4"/>- List packages on which &lt;pkg&gt; depends</text:p>
      <text:p text:style-name="P11"><text:s text:c="2"/>&lt;pkg&gt;-show-rdepends <text:s text:c="3"/>- List packages which have &lt;pkg&gt; as a dependency</text:p>
      <text:p text:style-name="P11"><text:s text:c="2"/>&lt;pkg&gt;-show-recursive-depends</text:p>
      <text:p text:style-name="P11"><text:s text:c="25"/>- Recursively list packages on which &lt;pkg&gt; depends</text:p>
      <text:p text:style-name="P11"><text:s text:c="2"/>&lt;pkg&gt;-show-recursive-rdepends</text:p>
      <text:p text:style-name="P11"><text:s text:c="25"/>- Recursively list packages which have &lt;pkg&gt; as a dependency</text:p>
      <text:p text:style-name="P11"><text:s text:c="2"/>&lt;pkg&gt;-graph-depends <text:s text:c="3"/>- Generate a graph of &lt;pkg&gt;'s dependencies</text:p>
      <text:p text:style-name="P11"><text:s text:c="2"/>&lt;pkg&gt;-graph-rdepends <text:s text:c="2"/>- Generate a graph of &lt;pkg&gt;'s reverse dependencies</text:p>
      <text:p text:style-name="P11"><text:s text:c="2"/>&lt;pkg&gt;-dirclean <text:s text:c="8"/>- Remove &lt;pkg&gt; build directory</text:p>
      <text:p text:style-name="P11"><text:s text:c="2"/>&lt;pkg&gt;-reconfigure <text:s text:c="5"/>- Restart the build from the configure step</text:p>
      <text:p text:style-name="P11"><text:s text:c="2"/>&lt;pkg&gt;-rebuild <text:s text:c="9"/>- Restart the build from the build step</text:p>
      <text:p text:style-name="P11"/>
      <text:p text:style-name="P11">Documentation:</text:p>
      <text:p text:style-name="P11"><text:s text:c="2"/>manual <text:s text:c="16"/>- build manual in all formats</text:p>
      <text:p text:style-name="P11"><text:s text:c="2"/>manual-html <text:s text:c="11"/>- build manual in HTML</text:p>
      <text:p text:style-name="P11"><text:s text:c="2"/>manual-split-html <text:s text:c="5"/>- build manual in split HTML</text:p>
      <text:p text:style-name="P11"><text:s text:c="2"/>manual-pdf <text:s text:c="12"/>- build manual in PDF</text:p>
      <text:p text:style-name="P11"><text:s text:c="2"/>manual-text <text:s text:c="11"/>- build manual in text</text:p>
      <text:p text:style-name="P11"><text:s text:c="2"/>manual-epub <text:s text:c="11"/>- build manual in ePub</text:p>
      <text:p text:style-name="P11"><text:s text:c="2"/>graph-build <text:s text:c="11"/>- generate graphs of the build times</text:p>
      <text:p text:style-name="P11"><text:s text:c="2"/>graph-depends <text:s text:c="9"/>- generate graph of the dependency tree</text:p>
      <text:p text:style-name="P11"><text:s text:c="2"/>graph-size <text:s text:c="12"/>- generate stats of the filesystem size</text:p>
      <text:p text:style-name="P11"><text:s text:c="2"/>list-defconfigs <text:s text:c="7"/>- list all defconfigs (pre-configured minimal systems)</text:p>
      <text:p text:style-name="P11"/>
      <text:p text:style-name="P11">Miscellaneous:</text:p>
      <text:p text:style-name="P11"><text:s text:c="2"/>source <text:s text:c="16"/>- download all sources needed for offline-build</text:p>
      <text:p text:style-name="P11"><text:s text:c="2"/>external-deps <text:s text:c="9"/>- list external packages used</text:p>
      <text:p text:style-name="P11"><text:s text:c="2"/>legal-info <text:s text:c="12"/>- generate info about license compliance</text:p>
      <text:p text:style-name="P11"><text:s text:c="2"/>show-info <text:s text:c="13"/>- generate info about packages, as a JSON blurb</text:p>
      <text:p text:style-name="P11"><text:s text:c="2"/>printvars <text:s text:c="13"/>- dump internal variables selected with VARS=...</text:p>
      <text:p text:style-name="P11"/>
      <text:p text:style-name="P11"><text:s text:c="2"/>make V=0|1 <text:s text:c="12"/>- 0 =&gt; quiet build (default), 1 =&gt; verbose build</text:p>
      <text:p text:style-name="P11"><text:s text:c="2"/>make O=dir <text:s text:c="12"/>- Locate all output files in "dir", including .config</text:p>
      <text:p text:style-name="P11"/>
      <text:p text:style-name="P11">For further details, see README, generate the Buildroot manual, or consult</text:p>
      <text:p text:style-name="P11">it on-line at <text:a xlink:type="simple" xlink:href="http://buildroot.org/docs.html" text:style-name="Internet_20_link" text:visited-style-name="Visited_20_Internet_20_Link">http://buildroot.org/docs.html</text:a></text:p>
      <text:p text:style-name="P11"/>
      <text:p text:style-name="P6">make list-defconfigs</text:p>
      <text:p text:style-name="P7">make beaglebone_defconfig</text:p>
      <text:p text:style-name="P8">make <text:s/></text:p>
      <text:p text:style-name="P8"><text:span text:style-name="T3">(на ветке </text:span><text:span text:style-name="T4">2018.02.x <text:s/></text:span><text:span text:style-name="T3">собралось - 2 раза добавлял в исходники extern)</text:span></text:p>
      <text:p text:style-name="P13">&gt;&gt;&gt; <text:s text:c="2"/>Executing post-image script board/beaglebone/post-image.sh</text:p>
      <text:p text:style-name="P13">vfat(boot.vfat): adding file 'MLO' as 'MLO' ...</text:p>
      <text:p text:style-name="P13">vfat(boot.vfat): adding file 'u-boot.img' as 'u-boot.img' ...</text:p>
      <text:p text:style-name="P13">vfat(boot.vfat): adding file 'zImage' as 'zImage' ...</text:p>
      <text:p text:style-name="P13">vfat(boot.vfat): adding file 'uEnv.txt' as 'uEnv.txt' ...</text:p>
      <text:p text:style-name="P13">vfat(boot.vfat): adding file 'am335x-evm.dtb' as 'am335x-evm.dtb' ...</text:p>
      <text:p text:style-name="P13">vfat(boot.vfat): adding file 'am335x-evmsk.dtb' as 'am335x-evmsk.dtb' ...</text:p>
      <text:p text:style-name="P13">vfat(boot.vfat): adding file 'am335x-bone.dtb' as 'am335x-bone.dtb' ...</text:p>
      <text:p text:style-name="P13">vfat(boot.vfat): adding file 'am335x-boneblack.dtb' as 'am335x-boneblack.dtb' ...</text:p>
      <text:p text:style-name="P13">vfat(boot.vfat): adding file 'am335x-bonegreen.dtb' as 'am335x-bonegreen.dtb' ...</text:p>
      <text:p text:style-name="P13">hdimage(sdcard.img): adding partition 'u-boot' (in MBR) from 'boot.vfat' ...</text:p>
      <text:p text:style-name="P13">hdimage(sdcard.img): adding partition 'rootfs' (in MBR) from 'rootfs.ext4' ...</text:p>
      <text:p text:style-name="P13">hdimage(sdcard.img): writing MBR</text:p>
      <text:p text:style-name="P2">output/images/sdcard.img</text:p>
      <text:p text:style-name="P3">login root без пароля</text:p>
      <text:p text:style-name="P4"/>
      <text:p text:style-name="P9"><text:span text:style-name="T6">2012.11.x <text:s/>----</text:span></text:p>
      <text:p text:style-name="P9"><text:span text:style-name="T6">2013.08.x <text:s/>----</text:span></text:p>
      <text:p text:style-name="P9"><text:span text:style-name="T6">2015.08.x <text:s/>----</text:span></text:p>
      <text:p text:style-name="P5"><text:span text:style-name="T6">2015.11.x</text:span></text:p>
      <text:p text:style-name="P5"><text:span text:style-name="T6">2016.08.x</text:span></text:p>
      <text:p text:style-name="P5"><text:span text:style-name="T6">2016.11.x</text:span></text:p>
      <text:p text:style-name="P5"><text:span text:style-name="T6">2017.02.x</text:span></text:p>
      <text:p text:style-name="P5"><text:span text:style-name="T6">2017.05.x</text:span></text:p>
      <text:p text:style-name="P5"><text:span text:style-name="T6">2017.08.x</text:span></text:p>
      <text:p text:style-name="P5"><text:span text:style-name="T6">2017.11.x</text:span></text:p>
      <text:p text:style-name="P10"><text:span text:style-name="T6">2018.02.x </text:span><text:span text:style-name="T8">+ собралось - 2 раза добавлял в исходники extern <text:s text:c="2"/></text:span><text:span text:style-name="T11">79,7 мб</text:span></text:p>
      <text:p text:style-name="P5"><text:span text:style-name="T6">2018.05.x</text:span></text:p>
      <text:p text:style-name="P5"><text:span text:style-name="T6">2018.08.x</text:span></text:p>
      <text:p text:style-name="P5"><text:span text:style-name="T6">2018.11.x</text:span></text:p>
      <text:p text:style-name="P5"><text:span text:style-name="T6">2019.02.x</text:span></text:p>
      <text:p text:style-name="P5"><text:span text:style-name="T6">2019.05.x</text:span></text:p>
      <text:p text:style-name="P5"><text:span text:style-name="T6">2019.08.x</text:span></text:p>
      <text:p text:style-name="P5"><text:span text:style-name="T6">2019.11.x</text:span></text:p>
      <text:p text:style-name="P5"><text:span text:style-name="T6">2020.02.x</text:span></text:p>
      <text:p text:style-name="P5"><text:span text:style-name="T6">2020.05.x</text:span></text:p>
      <text:p text:style-name="P5"><text:span text:style-name="T6">2020.08.x</text:span></text:p>
      <text:p text:style-name="P5"><text:span text:style-name="T6">2020.11.x</text:span></text:p>
      <text:p text:style-name="P5"><text:span text:style-name="T6">2021.02.x</text:span></text:p>
      <text:p text:style-name="P5"><text:span text:style-name="T6">2021.05.x</text:span></text:p>
      <text:p text:style-name="P5"><text:span text:style-name="T6">2021.08.x</text:span></text:p>
      <text:p text:style-name="P5"><text:span text:style-name="T6">2021.11.x</text:span></text:p>
      <text:p text:style-name="P5"><text:span text:style-name="T6">2022.02.x</text:span></text:p>
      <text:p text:style-name="P5"><text:span text:style-name="T6">2022.05.x</text:span></text:p>
      <text:p text:style-name="P5"><text:span text:style-name="T6">2022.08.x</text:span></text:p>
      <text:p text:style-name="P5"><text:span text:style-name="T6">2022.11.x</text:span></text:p>
      <text:p text:style-name="P5"><text:span text:style-name="T6">2023.02.x</text:span></text:p>
      <text:p text:style-name="P5"><text:span text:style-name="T6">2023.05.x</text:span></text:p>
      <text:p text:style-name="P5"><text:span text:style-name="T6">2023.08.x</text:span></text:p>
      <text:p text:style-name="P5"><text:span text:style-name="T6">2023.11.x</text:span></text:p>
      <text:p text:style-name="P9"><text:span text:style-name="T6">2024.02.x <text:s/></text:span><text:span text:style-name="T9">+ собралось сразу без ошибок <text:s/></text:span><text:span text:style-name="T10">79,7 мб</text:span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2T15:39:09.411249836</dc:date>
    <meta:editing-duration>P1DT8H50M29S</meta:editing-duration>
    <meta:editing-cycles>150</meta:editing-cycles>
    <meta:document-statistic meta:table-count="0" meta:image-count="0" meta:object-count="0" meta:page-count="1" meta:paragraph-count="125" meta:word-count="666" meta:character-count="5567" meta:non-whitespace-character-count="4258"/>
  </office:meta>
</office:document-meta>
</file>